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3" calcext:value-type="float">
            <text:p>99,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1" calcext:value-type="float">
            <text:p>99,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1" calcext:value-type="float">
            <text:p>99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6" calcext:value-type="float">
            <text:p>99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4" calcext:value-type="float">
            <text:p>99,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1" calcext:value-type="float">
            <text:p>99,701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1:56:54.408324520</meta:creation-date>
    <dc:date>2018-01-14T22:05:48.072758837</dc:date>
    <meta:editing-duration>PT8M54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